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11.926cm" svg:x="11.729cm" svg:y="4.064cm">
            <draw:object draw:notify-on-update-of-ranges="Sheet1.A1:Sheet1.A26 Sheet1.B1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11.926cm" svg:x="28.719cm" svg:y="4.329cm">
            <draw:object draw:notify-on-update-of-ranges="Sheet1.A1:Sheet1.A26 Sheet1.C1:Sheet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11.926cm" svg:x="45.735cm" svg:y="4.329cm">
            <draw:object draw:notify-on-update-of-ranges="Sheet1.A1:Sheet1.A26 Sheet1.C1:Sheet1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11.926cm" svg:x="29.352cm" svg:y="18.062cm">
            <draw:object draw:notify-on-update-of-ranges="Sheet1.A1:Sheet1.A26 Sheet1.C1:Sheet1.C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11.926cm" svg:x="46.368cm" svg:y="18.062cm">
            <draw:object draw:notify-on-update-of-ranges="Sheet1.A1:Sheet1.A26 Sheet1.C1:Sheet1.C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7T14:31:24.651722340</meta:creation-date>
    <dc:date>2021-01-18T09:09:23.717623015</dc:date>
    <meta:editing-duration>PT18H17M37S</meta:editing-duration>
    <meta:editing-cycles>1</meta:editing-cycles>
    <meta:document-statistic meta:table-count="1" meta:cell-count="78" meta:object-count="5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3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1.927cm" xlink:href=".." xlink:type="simple" chart:class="chart:bar" chart:style-name="ch1">
        <chart:title svg:x="5.442cm" svg:y="0.374cm" chart:style-name="ch2">
          <text:p>English Letter Frequency</text:p>
        </chart:title>
        <chart:plot-area chart:style-name="ch3" table:cell-range-address="Sheet1.A1:Sheet1.B26" chart:data-source-has-labels="column" svg:x="0.319cm" svg:y="1.391cm" svg:width="15.36cm" svg:height="10.298cm">
          <chart:coordinate-region svg:x="0.94cm" svg:y="1.59cm" svg:width="14.739cm" svg:height="9.452cm"/>
          <chart:axis chart:dimension="x" chart:name="primary-x" chart:style-name="ch4" chartooo:axis-type="auto">
            <chartooo:date-scale/>
            <chart:categories table:cell-range-address="Sheet1.A1:Sheet1.A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1:Sheet1.B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26</svg:desc>
                </draw:g>
              </table:table-cell>
              <table:table-cell office:value-type="float" office:value="16.4">
                <text:p>16.4</text:p>
                <draw:g>
                  <svg:desc>Sheet1.B1:Sheet1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148">
                <text:p>0.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3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1.927cm" xlink:href=".." xlink:type="simple" chart:class="chart:bar" chart:style-name="ch1">
        <chart:title svg:x="6.566cm" svg:y="0.374cm" chart:style-name="ch2">
          <text:p>Frequency #1</text:p>
        </chart:title>
        <chart:plot-area chart:style-name="ch3" table:cell-range-address="Sheet1.A1:Sheet1.A26 Sheet1.C1:Sheet1.C26" chart:data-source-has-labels="column" svg:x="0.319cm" svg:y="1.391cm" svg:width="15.36cm" svg:height="10.298cm">
          <chart:coordinate-region svg:x="0.94cm" svg:y="1.59cm" svg:width="14.739cm" svg:height="9.452cm"/>
          <chart:axis chart:dimension="x" chart:name="primary-x" chart:style-name="ch4" chartooo:axis-type="auto">
            <chartooo:date-scale/>
            <chart:categories table:cell-range-address="Sheet1.A1:Sheet1.A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1:Sheet1.C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26</svg:desc>
                </draw:g>
              </table:table-cell>
              <table:table-cell office:value-type="float" office:value="0">
                <text:p>0</text:p>
                <draw:g>
                  <svg:desc>Sheet1.C1:Sheet1.C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3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1.927cm" xlink:href=".." xlink:type="simple" chart:class="chart:bar" chart:style-name="ch1">
        <chart:title svg:x="6.566cm" svg:y="0.374cm" chart:style-name="ch2">
          <text:p>Frequency #2</text:p>
        </chart:title>
        <chart:plot-area chart:style-name="ch3" table:cell-range-address="Sheet1.A1:Sheet1.A26 Sheet1.C1:Sheet1.C26" chart:data-source-has-labels="column" svg:x="0.319cm" svg:y="1.391cm" svg:width="15.36cm" svg:height="10.298cm">
          <chart:coordinate-region svg:x="0.94cm" svg:y="1.59cm" svg:width="14.739cm" svg:height="9.452cm"/>
          <chart:axis chart:dimension="x" chart:name="primary-x" chart:style-name="ch4" chartooo:axis-type="auto">
            <chartooo:date-scale/>
            <chart:categories table:cell-range-address="Sheet1.A1:Sheet1.A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1:Sheet1.C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26</svg:desc>
                </draw:g>
              </table:table-cell>
              <table:table-cell office:value-type="float" office:value="0">
                <text:p>0</text:p>
                <draw:g>
                  <svg:desc>Sheet1.C1:Sheet1.C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3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1.927cm" xlink:href=".." xlink:type="simple" chart:class="chart:bar" chart:style-name="ch1">
        <chart:title svg:x="6.566cm" svg:y="0.374cm" chart:style-name="ch2">
          <text:p>Frequency #3</text:p>
        </chart:title>
        <chart:plot-area chart:style-name="ch3" table:cell-range-address="Sheet1.A1:Sheet1.A26 Sheet1.C1:Sheet1.C26" chart:data-source-has-labels="column" svg:x="0.319cm" svg:y="1.391cm" svg:width="15.36cm" svg:height="10.298cm">
          <chart:coordinate-region svg:x="0.94cm" svg:y="1.59cm" svg:width="14.739cm" svg:height="9.452cm"/>
          <chart:axis chart:dimension="x" chart:name="primary-x" chart:style-name="ch4" chartooo:axis-type="auto">
            <chartooo:date-scale/>
            <chart:categories table:cell-range-address="Sheet1.A1:Sheet1.A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1:Sheet1.C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26</svg:desc>
                </draw:g>
              </table:table-cell>
              <table:table-cell office:value-type="float" office:value="0">
                <text:p>0</text:p>
                <draw:g>
                  <svg:desc>Sheet1.C1:Sheet1.C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3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1.927cm" xlink:href=".." xlink:type="simple" chart:class="chart:bar" chart:style-name="ch1">
        <chart:title svg:x="6.566cm" svg:y="0.374cm" chart:style-name="ch2">
          <text:p>Frequency #4</text:p>
        </chart:title>
        <chart:plot-area chart:style-name="ch3" table:cell-range-address="Sheet1.A1:Sheet1.A26 Sheet1.C1:Sheet1.C26" chart:data-source-has-labels="column" svg:x="0.319cm" svg:y="1.391cm" svg:width="15.36cm" svg:height="10.298cm">
          <chart:coordinate-region svg:x="0.94cm" svg:y="1.59cm" svg:width="14.739cm" svg:height="9.452cm"/>
          <chart:axis chart:dimension="x" chart:name="primary-x" chart:style-name="ch4" chartooo:axis-type="auto">
            <chartooo:date-scale/>
            <chart:categories table:cell-range-address="Sheet1.A1:Sheet1.A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1:Sheet1.C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26</svg:desc>
                </draw:g>
              </table:table-cell>
              <table:table-cell office:value-type="float" office:value="0">
                <text:p>0</text:p>
                <draw:g>
                  <svg:desc>Sheet1.C1:Sheet1.C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